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6.722cm" fo:margin-left="-0.097cm" style:page-number="auto" fo:break-before="auto" fo:break-after="auto" table:align="left" style:writing-mode="lr-tb"/>
    </style:style>
    <style:style style:name="Table1.A" style:family="table-column">
      <style:table-column-properties style:column-width="3.595cm"/>
    </style:style>
    <style:style style:name="Table1.B" style:family="table-column">
      <style:table-column-properties style:column-width="13.127cm"/>
    </style:style>
    <style:style style:name="Table1.A1" style:family="table-cell">
      <style:table-cell-properties style:vertical-align="top" fo:padding="0.097cm" fo:border="0.5pt solid #000000"/>
    </style:style>
    <style:style style:name="Table1.A11" style:family="table-cell">
      <style:table-cell-properties style:vertical-align="top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Roboto" fo:font-size="10pt" fo:font-style="normal" style:text-underline-style="none" fo:font-weight="normal" officeooo:rsid="000ad210" officeooo:paragraph-rsid="000ad2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style:font-name="Roboto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style:font-name="Roboto" fo:font-size="10pt" officeooo:paragraph-rsid="000ad210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style:font-name="Roboto" fo:font-size="10pt" officeooo:rsid="000bb657" officeooo:paragraph-rsid="000bb657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Roboto" fo:font-size="10pt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Roboto" fo:font-size="10pt" officeooo:rsid="000dc50f" officeooo:paragraph-rsid="000dc50f" style:font-size-asian="10pt" style:font-size-complex="10pt"/>
    </style:style>
    <style:style style:name="P8" style:family="paragraph" style:parent-style-name="Standard" style:list-style-name="LS1">
      <style:paragraph-properties fo:margin-left="0cm" fo:margin-right="0.009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-0.053cm"/>
        </style:tab-stops>
      </style:paragraph-properties>
      <style:text-properties style:font-name="Roboto" fo:font-size="10pt" style:font-size-asian="10pt" style:font-size-complex="10pt"/>
    </style:style>
    <style:style style:name="P9" style:family="paragraph" style:parent-style-name="Standard" style:list-style-name="LS1">
      <style:paragraph-properties fo:margin-left="0cm" fo:margin-right="0.009cm" fo:margin-top="0cm" fo:margin-bottom="0cm" loext:contextual-spacing="false" fo:line-height="115%" fo:text-align="start" style:justify-single-word="false" fo:text-indent="0cm" style:auto-text-indent="false" style:writing-mode="lr-tb">
        <style:tab-stops>
          <style:tab-stop style:position="-0.053cm"/>
        </style:tab-stops>
      </style:paragraph-properties>
      <style:text-properties style:font-name="Roboto" fo:font-size="10pt" style:font-size-asian="10pt" style:font-size-complex="10pt"/>
    </style:style>
    <style:style style:name="P10" style:family="paragraph" style:parent-style-name="Standard" style:list-style-name="LS1">
      <style:paragraph-properties fo:margin-left="0cm" fo:margin-right="0.009cm" fo:margin-top="0cm" fo:margin-bottom="0cm" loext:contextual-spacing="false" fo:line-height="115%" fo:text-align="start" style:justify-single-word="false" fo:text-indent="0cm" style:auto-text-indent="false" style:writing-mode="lr-tb">
        <style:tab-stops>
          <style:tab-stop style:position="-0.053cm"/>
        </style:tab-stops>
      </style:paragraph-properties>
      <style:text-properties style:font-name="Roboto" fo:font-size="10pt" officeooo:rsid="000ad210" officeooo:paragraph-rsid="000ad210" style:font-size-asian="10pt" style:font-size-complex="10pt"/>
    </style:style>
    <style:style style:name="P11" style:family="paragraph" style:parent-style-name="Standard" style:list-style-name="L1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Roboto" fo:font-size="10pt" officeooo:rsid="000e0b74" officeooo:paragraph-rsid="000e0b74" style:font-size-asian="10pt" style:font-size-complex="10pt"/>
    </style:style>
    <style:style style:name="P12" style:family="paragraph" style:parent-style-name="Standard" style:list-style-name="L1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Roboto" fo:font-size="10pt" officeooo:rsid="000e0b74" officeooo:paragraph-rsid="000e0b74" style:font-size-asian="10pt" style:font-size-complex="10pt"/>
    </style:style>
    <style:style style:name="P13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bb657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normal" officeooo:rsid="000ad210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style:text-underline-style="none" fo:font-weight="normal" officeooo:rsid="000cd568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normal" officeooo:rsid="000dc50f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style:text-underline-style="none" fo:font-weight="normal" officeooo:rsid="000ec510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officeooo:rsid="000bb657"/>
    </style:style>
    <style:style style:name="T8" style:family="text">
      <style:text-properties officeooo:rsid="000e0b74"/>
    </style:style>
    <style:style style:name="T9" style:family="text">
      <style:text-properties officeooo:rsid="000ec510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1">Caso de Uso (UC0</text:span><text:span text:style-name="T3">1</text:span><text:span text:style-name="T1">) <text:s/></text:span></text:p>
          </table:table-cell>
          <table:table-cell table:style-name="Table1.A1" office:value-type="string">
            <text:p text:style-name="P4"><text:span text:style-name="T1">( ) F ( X ) I ( <text:s text:c="2"/>) O</text:span></text:p>
          </table:table-cell>
        </table:table-row>
        <table:table-row>
          <table:table-cell table:style-name="Table1.A1" office:value-type="string">
            <text:p text:style-name="P3"><text:span text:style-name="T1">Nome do Caso de Uso</text:span></text:p>
          </table:table-cell>
          <table:table-cell table:style-name="Table1.A1" office:value-type="string">
            <text:p text:style-name="P3"><text:span text:style-name="T1">UC </text:span><text:span text:style-name="T3">Pesquisa Principal WhatsApp</text:span></text:p>
          </table:table-cell>
        </table:table-row>
        <table:table-row>
          <table:table-cell table:style-name="Table1.A1" office:value-type="string">
            <text:p text:style-name="P3"><text:span text:style-name="T1">Responsável (Cliente)</text:span></text:p>
          </table:table-cell>
          <table:table-cell table:style-name="Table1.A1" office:value-type="string">
            <text:p text:style-name="P2">N/A</text:p>
          </table:table-cell>
        </table:table-row>
        <table:table-row>
          <table:table-cell table:style-name="Table1.A1" office:value-type="string">
            <text:p text:style-name="P3"><text:span text:style-name="T1">Responsável (Equipe)</text:span></text:p>
          </table:table-cell>
          <table:table-cell table:style-name="Table1.A1" office:value-type="string">
            <text:p text:style-name="P2">Venilton</text:p>
          </table:table-cell>
        </table:table-row>
        <table:table-row>
          <table:table-cell table:style-name="Table1.A1" office:value-type="string">
            <text:p text:style-name="P3"><text:span text:style-name="T1">Ator Principal</text:span></text:p>
          </table:table-cell>
          <table:table-cell table:style-name="Table1.A1" office:value-type="string">
            <text:p text:style-name="P2">Usuário</text:p>
          </table:table-cell>
        </table:table-row>
        <table:table-row>
          <table:table-cell table:style-name="Table1.A1" office:value-type="string">
            <text:p text:style-name="P3"><text:span text:style-name="T1">Ator Secundário</text:span></text:p>
          </table:table-cell>
          <table:table-cell table:style-name="Table1.A1" office:value-type="string">
            <text:p text:style-name="P2">N/A</text:p>
          </table:table-cell>
        </table:table-row>
        <table:table-row>
          <table:table-cell table:style-name="Table1.A1" office:value-type="string">
            <text:p text:style-name="P3"><text:span text:style-name="T1">Resumo (Objetivo)</text:span></text:p>
          </table:table-cell>
          <table:table-cell table:style-name="Table1.A1" office:value-type="string">
            <text:p text:style-name="P3"><text:span text:style-name="T1">Este caso de uso descreve as etapas necessárias para </text:span><text:span text:style-name="T3">realização de uma pesquisa direcionada a seus Contatos, Grupos e/ou Mensagens.</text:span></text:p>
          </table:table-cell>
        </table:table-row>
        <table:table-row>
          <table:table-cell table:style-name="Table1.A1" office:value-type="string">
            <text:p text:style-name="P3"><text:span text:style-name="T1">Pré-Condição</text:span></text:p>
          </table:table-cell>
          <table:table-cell table:style-name="Table1.A1" office:value-type="string">
            <text:p text:style-name="P3"><text:span text:style-name="T1">O </text:span><text:span text:style-name="T3">Usuário</text:span><text:span text:style-name="T1"> </text:span><text:span text:style-name="T3">possuir cadastro ativo no WhatsApp.</text:span></text:p>
          </table:table-cell>
        </table:table-row>
        <table:table-row>
          <table:table-cell table:style-name="Table1.A1" office:value-type="string">
            <text:p text:style-name="P3"><text:span text:style-name="T1">Fluxos Principais</text:span></text:p>
          </table:table-cell>
          <table:table-cell table:style-name="Table1.A1" office:value-type="string">
            <text:list xml:id="list8010052296841696117" text:style-name="LS1">
              <text:list-item>
                <text:p text:style-name="P8"><text:span text:style-name="T1"><text:s/>[F] </text:span><text:span text:style-name="T3">Na tela principal, o Usuário aciona a opção de pesquisa.</text:span></text:p>
              </text:list-item>
              <text:list-item>
                <text:p text:style-name="P9"><text:span text:style-name="T3"><text:s/>[F] O </text:span><text:span text:style-name="T2">A</text:span><text:span text:style-name="T3">plicativo solicita os dados para a realização da pesquisa.</text:span></text:p>
              </text:list-item>
              <text:list-item>
                <text:p text:style-name="P10"><text:span text:style-name="T1"><text:s/>[</text:span><text:span text:style-name="T2">I</text:span><text:span text:style-name="T1">] </text:span><text:span text:style-name="T2">O Usuário informa os dados de pesquisa. [RN01]</text:span></text:p>
              </text:list-item>
              <text:list-item>
                <text:p text:style-name="P10"><text:span text:style-name="T2"><text:s/>[F] O Aplicativo filtra as informações relacionadas a Contatos, Grupos e Mensagens, considerando os dados de pesquisa. [RN02] </text:span><text:span text:style-name="T5">[RN03]</text:span></text:p>
              </text:list-item>
              <text:list-item>
                <text:p text:style-name="P10"><text:span text:style-name="T2"><text:s/>[F] </text:span><text:span text:style-name="T4">O Usuário seleciona um dos resultados da pesquisa.</text:span></text:p>
              </text:list-item>
              <text:list-item>
                <text:p text:style-name="P10"><text:span text:style-name="T4"><text:s/></text:span><text:span text:style-name="T5">[F] O Aplicativo redireciona o Usuário para o resultado selecionado, considerando sua categoria. [RN04]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3"><text:span text:style-name="T1">Fluxos Alternativos</text:span></text:p>
          </table:table-cell>
          <table:table-cell table:style-name="Table1.A1" office:value-type="string">
            <text:p text:style-name="P3"><text:span text:style-name="T1">N</text:span><text:span text:style-name="T2">enhuma informação encontrada</text:span><text:span text:style-name="T1">:</text:span></text:p>
            <text:p text:style-name="P3"><text:span text:style-name="T1"><text:s text:c="4"/>4.1. [</text:span><text:span text:style-name="T2">F</text:span><text:span text:style-name="T1">] </text:span><text:span text:style-name="T2">O Aplicativo</text:span><text:span text:style-name="T1"> </text:span><text:span text:style-name="T2">apresenta a mensagem “Sem resultados”</text:span><text:span text:style-name="T1">.</text:span></text:p>
            <text:p text:style-name="P6"><text:span text:style-name="T1"><text:s text:c="4"/></text:span><text:span text:style-name="T2">4.2. [F] O Aplicativo retorna ao passo 3.</text:span></text:p>
          </table:table-cell>
        </table:table-row>
        <table:table-row>
          <table:table-cell table:style-name="Table1.A11" office:value-type="string">
            <text:p text:style-name="P5">Regras de Negócio</text:p>
          </table:table-cell>
          <table:table-cell table:style-name="Table1.A11" office:value-type="string">
            <text:p text:style-name="P3"><text:s text:c="4"/><text:span text:style-name="T7">RN01. Caso o Usuário não infome nenhum critério de pesquisa, o Aplicativo deve manter a tela em seu estado atual.</text:span></text:p>
            <text:p text:style-name="P6"><text:s text:c="4"/><text:span text:style-name="T7">RN02. A aplicação do filtro de pesquisa deve ser realizada em tempo real, ou seja, a cada letra digitada pelo Usuário.</text:span></text:p>
            <text:p text:style-name="P7"><text:s text:c="4"/>RN03. <text:span text:style-name="T8">O Aplicativo deve categorizar os resultados de acordo com o tipo de cada registro: Contatos, Grupos ou Mensagens</text:span>.</text:p>
            <text:p text:style-name="P7"><text:s text:c="4"/>RN04. <text:span text:style-name="T8">O Aplicativo deve redirecionar para a categoria do resultado da pesquisa:</text:span></text:p>
            <text:list xml:id="list8420886854043612746" text:style-name="L1">
              <text:list-item>
                <text:p text:style-name="P11">Contato: abre a tela do Contato em questão;</text:p>
              </text:list-item>
              <text:list-item>
                <text:p text:style-name="P11">Grupo: abre a tela do Grupo em questão;</text:p>
              </text:list-item>
              <text:list-item>
                <text:p text:style-name="P11">Mensagens: abre a tela do Grupo ou Contato, no local exato onde o <text:span text:style-name="T9">critério de busca </text:span>foi en<text:span text:style-name="T9">con</text:span>trado.</text:p>
              </text:list-item>
            </text:list>
          </table:table-cell>
        </table:table-row>
        <table:table-row>
          <table:table-cell table:style-name="Table1.A1" office:value-type="string">
            <text:p text:style-name="P3"><text:span text:style-name="T1">Pós-Condição</text:span></text:p>
          </table:table-cell>
          <table:table-cell table:style-name="Table1.A1" office:value-type="string">
            <text:p text:style-name="P3"><text:span text:style-name="T6">Pesquisa</text:span><text:span text:style-name="T1"> realizad</text:span><text:span text:style-name="T6">a</text:span><text:span text:style-name="T1">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2</meta:editing-cycles>
    <dc:date>2016-08-30T22:23:13.093294889</dc:date>
    <meta:editing-duration>PT11M40S</meta:editing-duration>
    <meta:document-statistic meta:table-count="1" meta:image-count="0" meta:object-count="0" meta:page-count="1" meta:paragraph-count="37" meta:word-count="283" meta:character-count="1720" meta:non-whitespace-character-count="1449"/>
  </office:meta>
</office:document-meta>
</file>